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, 'Helvetica Neue', Helvetica, Arial, sans-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529cm" style:contextual-spacing="false" fo:line-height="170%" fo:orphans="2" fo:widows="2" fo:text-indent="0cm" style:auto-text-indent="false"/>
      <style:text-properties fo:font-variant="normal" fo:text-transform="none" fo:color="#333333" loext:opacity="100%" style:font-name="Roboto" fo:font-size="22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/>
      <style:text-properties fo:font-variant="normal" fo:text-transform="none" fo:color="#333333" loext:opacity="100%" style:font-name="Roboto" fo:font-size="13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/>
      <style:text-properties fo:font-variant="normal" fo:text-transform="none" fo:color="#000000" loext:opacity="100%" style:font-name="Arial" fo:font-size="18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661cm" style:contextual-spacing="false" fo:orphans="2" fo:widows="2" fo:text-indent="0cm" style:auto-text-indent="false"/>
    </style:style>
    <style:style style:name="T1" style:family="text">
      <style:text-properties fo:font-variant="normal" fo:text-transform="none" fo:color="#333333" loext:opacity="100%" style:font-name="Roboto" fo:font-size="13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Arial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Arial" fo:font-size="14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Arial" fo:font-size="14pt" fo:letter-spacing="normal" fo:font-style="normal" fo:font-weight="normal" officeooo:rsid="00047d08"/>
    </style:style>
    <style:style style:name="T5" style:family="text">
      <style:text-properties fo:font-size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Предопределение</text:h>
      <text:p text:style-name="P2">Любовь, любовь — гласит преданье —<text:line-break/>Союз души с душой родной —<text:line-break/>Их съединенье, сочетанье,<text:line-break/>И роковое их слиянье,<text:line-break/>И… поединок роковой…</text:p>
      <text:p text:style-name="P4"><text:span text:style-name="T1">И чем одно из них нежнее<text:line-break/>В борьбе неравной двух сердец<text:line-break/>Тем неизбежней и вернее,<text:line-break/>Любя, страдая, грустно млея,<text:line-break/>Оно изноет наконец…</text:span></text:p>
      <text:p text:style-name="P4"><text:span text:style-name="T1"/></text:p>
      <text:p text:style-name="P4"><text:span text:style-name="T3">Сияет солнце, воды блещут,[</text:span><text:a xlink:type="simple" xlink:href="https://literatura5.narod.ru/tutchev_stihi.html#130" text:style-name="Internet_20_link" text:visited-style-name="Visited_20_Internet_20_Link"><text:span text:style-name="T2">13</text:span></text:a><text:span text:style-name="T3">]</text:span><text:span text:style-name="T1"><text:line-break/></text:span><text:span text:style-name="T3">На всем улыбка, жизнь во всем,</text:span><text:span text:style-name="T1"><text:line-break/></text:span><text:span text:style-name="T3">Деревья радостно трепещут,</text:span><text:span text:style-name="T1"><text:line-break/></text:span><text:span text:style-name="T3">Купаясь в небе голубом.</text:span><text:span text:style-name="T1"><text:line-break/><text:line-break/></text:span><text:span text:style-name="T3">Поют деревья, блещут воды,</text:span><text:span text:style-name="T1"><text:line-break/></text:span><text:span text:style-name="T3">Любовью воздух растворен,</text:span><text:span text:style-name="T1"><text:line-break/></text:span><text:span text:style-name="T3">И мир, цветущий мир природы,</text:span><text:span text:style-name="T1"><text:line-break/></text:span><text:span text:style-name="T3">Избытком жизни упоен.</text:span><text:span text:style-name="T1"><text:line-break/><text:line-break/></text:span><text:span text:style-name="T3">Но и в избытке упоенья</text:span><text:span text:style-name="T1"><text:line-break/></text:span><text:span text:style-name="T3">Нет упоения сильней</text:span><text:span text:style-name="T1"><text:line-break/></text:span><text:span text:style-name="T3">Одной улыбки умиленья</text:span><text:span text:style-name="T1"><text:line-break/></text:span><text:span text:style-name="T3">Измученной души твоей…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3"><text:soft-page-break/><text:span text:style-name="T5">Накануне годовщины 4 августа 1864 г.</text:span></text:p>
      <text:p text:style-name="P3"><text:span text:style-name="T5">Вот бреду я вдоль большой дороги<text:line-break/>В тихом свете гаснущего дня…<text:line-break/>Тяжело мне, замирают ноги…<text:line-break/>Друг мой милый, видишь ли меня?<text:line-break/><text:line-break/>Все темней, темнее над землею —<text:line-break/>Улетел последний отблеск дня…<text:line-break/>Вот тот мир, где жили мы с тобою,<text:line-break/>Ангел мой, ты видишь ли меня?<text:line-break/><text:line-break/>Завтра день молитвы и печали,<text:line-break/>Завтра память рокового дня…<text:line-break/>Ангел мой, где б души ни витали,<text:line-break/>Ангел мой, ты видишь ли меня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" style:font-family-asian="'Noto Sans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6T02:59:04.425526329</meta:creation-date>
    <dc:date>2024-11-16T03:03:40.623521349</dc:date>
    <meta:editing-duration>PT4M36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2" meta:paragraph-count="6" meta:word-count="160" meta:character-count="984" meta:non-whitespace-character-count="822"/>
  </office:meta>
</office:document-meta>
</file>